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2250" officeooo:paragraph-rsid="000f2250"/>
    </style:style>
    <style:style style:name="P2" style:family="paragraph" style:parent-style-name="Standard">
      <style:text-properties officeooo:rsid="001162d9" officeooo:paragraph-rsid="001162d9"/>
    </style:style>
    <style:style style:name="P3" style:family="paragraph" style:parent-style-name="Standard">
      <style:text-properties officeooo:rsid="0014c3b6" officeooo:paragraph-rsid="0014c3b6"/>
    </style:style>
    <style:style style:name="P4" style:family="paragraph" style:parent-style-name="Standard">
      <style:text-properties officeooo:rsid="0015b18c" officeooo:paragraph-rsid="0015b18c"/>
    </style:style>
    <style:style style:name="P5" style:family="paragraph" style:parent-style-name="Standard">
      <style:text-properties officeooo:rsid="00169d3a" officeooo:paragraph-rsid="00169d3a"/>
    </style:style>
    <style:style style:name="T1" style:family="text">
      <style:text-properties officeooo:rsid="00106f51"/>
    </style:style>
    <style:style style:name="T2" style:family="text">
      <style:text-properties officeooo:rsid="0015e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nalysez l’évolution des relations de la RPC avec l’URSS.</text:p>
      <text:p text:style-name="P1"/>
      <text:p text:style-name="P1">La chine s’allie avec l’URSS pendant la guerre froide et envoie des aides militaires pendant les guerre d’indochine, du vietnam et de corée, mais en 1962 et en 1969 la Chine par en guerre avec l’Inde et l’URSS pour rompre leur alliance. <text:span text:style-name="T1">La chine va ensuite accuser l’URSS de négliger les mouvements de libération nationale.</text:span></text:p>
      <text:p text:style-name="P1"/>
      <text:p text:style-name="P1">2. Montrez comment la RPC soutient le mouvement de décolonisation.</text:p>
      <text:p text:style-name="P1"/>
      <text:p text:style-name="P1">Dans les année 60 la Chine aide les pays d’Asie, d’Amérique latine et d’Afrique dans leurs mouvemennts démocratiques. Ils font des affiche avec écrit “À bas l’impérialisme! À bas le colonialisme! “. La chine devient adversaire principale des États-unis.</text:p>
      <text:p text:style-name="P1"/>
      <text:p text:style-name="P1">3. Expliquez l’évolution des realtions sino-américaines.</text:p>
      <text:p text:style-name="P1"/>
      <text:p text:style-name="P2">La chine et l’Amérique se sont rapprocher grâce a des match de ping pong</text:p>
      <text:p text:style-name="P2"/>
      <text:p text:style-name="P2"/>
      <text:p text:style-name="P3">Correction</text:p>
      <text:p text:style-name="P3"/>
      <text:p text:style-name="P3">La relation entre la chine et l’URSS va se deteriorer à cause de conflie frontalier entre laa chine et l’inde mais surtout entre la chine et l’URSS.</text:p>
      <text:p text:style-name="P3"/>
      <text:p text:style-name="P4">La chine va se rapprocher des Etats-Unis au début des année 70. <text:span text:style-name="T2">Pour les States c’est aussi un moyen d’affaiblir son adversaire.</text:span></text:p>
      <text:p text:style-name="P4"/>
      <text:p text:style-name="P5">La chine se rapproche des USA pour avoir une place plus importante sur la place internationnale en ayant une place à l’ONU.</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06:16:12.124055260</meta:creation-date>
    <dc:date>2023-02-08T10:17:22.820669675</dc:date>
    <meta:editing-duration>PT4H1M9S</meta:editing-duration>
    <meta:editing-cycles>9</meta:editing-cycles>
    <meta:generator>LibreOffice/7.3.7.2$Linux_X86_64 LibreOffice_project/30$Build-2</meta:generator>
    <meta:document-statistic meta:table-count="0" meta:image-count="0" meta:object-count="0" meta:page-count="1" meta:paragraph-count="10" meta:word-count="206" meta:character-count="1239" meta:non-whitespace-character-count="1043"/>
  </office:meta>
</office:document-meta>
</file>